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2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номер строки</text:p>
          </table:table-cell>
        </table:table-row>
        <table:table-row table:style-name="ro1">
          <table:table-cell/>
          <table:table-cell table:formula="of:=REPT((ROW()-1);[.$A$1])" office:value-type="string" office:string-value="1111111" calcext:value-type="string">
            <text:p>1111111</text:p>
          </table:table-cell>
        </table:table-row>
        <table:table-row table:style-name="ro1">
          <table:table-cell/>
          <table:table-cell table:formula="of:=REPT((ROW()-1);[.$A$1])" office:value-type="string" office:string-value="2222222" calcext:value-type="string">
            <text:p>2222222</text:p>
          </table:table-cell>
        </table:table-row>
        <table:table-row table:style-name="ro1">
          <table:table-cell/>
          <table:table-cell table:formula="of:=REPT((ROW()-1);[.$A$1])" office:value-type="string" office:string-value="3333333" calcext:value-type="string">
            <text:p>3333333</text:p>
          </table:table-cell>
        </table:table-row>
        <table:table-row table:style-name="ro1">
          <table:table-cell/>
          <table:table-cell table:formula="of:=REPT((ROW()-1);[.$A$1])" office:value-type="string" office:string-value="4444444" calcext:value-type="string">
            <text:p>4444444</text:p>
          </table:table-cell>
        </table:table-row>
        <table:table-row table:style-name="ro1">
          <table:table-cell/>
          <table:table-cell table:formula="of:=REPT((ROW()-1);[.$A$1])" office:value-type="string" office:string-value="5555555" calcext:value-type="string">
            <text:p>5555555</text:p>
          </table:table-cell>
        </table:table-row>
        <table:table-row table:style-name="ro1">
          <table:table-cell/>
          <table:table-cell table:formula="of:=REPT((ROW()-1);[.$A$1])" office:value-type="string" office:string-value="6666666" calcext:value-type="string">
            <text:p>6666666</text:p>
          </table:table-cell>
        </table:table-row>
        <table:table-row table:style-name="ro1">
          <table:table-cell/>
          <table:table-cell table:formula="of:=REPT((ROW()-1);[.$A$1])" office:value-type="string" office:string-value="7777777" calcext:value-type="string">
            <text:p>7777777</text:p>
          </table:table-cell>
        </table:table-row>
        <table:table-row table:style-name="ro1">
          <table:table-cell/>
          <table:table-cell table:formula="of:=REPT((ROW()-1);[.$A$1])" office:value-type="string" office:string-value="8888888" calcext:value-type="string">
            <text:p>8888888</text:p>
          </table:table-cell>
        </table:table-row>
        <table:table-row table:style-name="ro1">
          <table:table-cell/>
          <table:table-cell table:formula="of:=REPT((ROW()-1);[.$A$1])" office:value-type="string" office:string-value="9999999" calcext:value-type="string">
            <text:p>9999999</text:p>
          </table:table-cell>
        </table:table-row>
        <table:table-row table:style-name="ro1">
          <table:table-cell/>
          <table:table-cell table:formula="of:=REPT((ROW()-1);[.$A$1])" office:value-type="string" office:string-value="10101010101010" calcext:value-type="string">
            <text:p>10101010101010</text:p>
          </table:table-cell>
        </table:table-row>
        <table:table-row table:style-name="ro1">
          <table:table-cell/>
          <table:table-cell table:formula="of:=REPT((ROW()-1);[.$A$1])" office:value-type="string" office:string-value="11111111111111" calcext:value-type="string">
            <text:p>11111111111111</text:p>
          </table:table-cell>
        </table:table-row>
        <table:table-row table:style-name="ro1">
          <table:table-cell/>
          <table:table-cell table:formula="of:=REPT((ROW()-1);[.$A$1])" office:value-type="string" office:string-value="12121212121212" calcext:value-type="string">
            <text:p>12121212121212</text:p>
          </table:table-cell>
        </table:table-row>
        <table:table-row table:style-name="ro1">
          <table:table-cell/>
          <table:table-cell table:formula="of:=REPT((ROW()-1);[.$A$1])" office:value-type="string" office:string-value="13131313131313" calcext:value-type="string">
            <text:p>13131313131313</text:p>
          </table:table-cell>
        </table:table-row>
        <table:table-row table:style-name="ro1">
          <table:table-cell/>
          <table:table-cell table:formula="of:=REPT((ROW()-1);[.$A$1])" office:value-type="string" office:string-value="14141414141414" calcext:value-type="string">
            <text:p>14141414141414</text:p>
          </table:table-cell>
        </table:table-row>
        <table:table-row table:style-name="ro1">
          <table:table-cell/>
          <table:table-cell table:formula="of:=REPT((ROW()-1);[.$A$1])" office:value-type="string" office:string-value="15151515151515" calcext:value-type="string">
            <text:p>15151515151515</text:p>
          </table:table-cell>
        </table:table-row>
        <table:table-row table:style-name="ro1">
          <table:table-cell/>
          <table:table-cell table:formula="of:=REPT((ROW()-1);[.$A$1])" office:value-type="string" office:string-value="16161616161616" calcext:value-type="string">
            <text:p>16161616161616</text:p>
          </table:table-cell>
        </table:table-row>
        <table:table-row table:style-name="ro1">
          <table:table-cell/>
          <table:table-cell table:formula="of:=REPT((ROW()-1);[.$A$1])" office:value-type="string" office:string-value="17171717171717" calcext:value-type="string">
            <text:p>17171717171717</text:p>
          </table:table-cell>
        </table:table-row>
        <table:table-row table:style-name="ro1">
          <table:table-cell/>
          <table:table-cell table:formula="of:=REPT((ROW()-1);[.$A$1])" office:value-type="string" office:string-value="18181818181818" calcext:value-type="string">
            <text:p>18181818181818</text:p>
          </table:table-cell>
        </table:table-row>
        <table:table-row table:style-name="ro1">
          <table:table-cell/>
          <table:table-cell table:formula="of:=REPT((ROW()-1);[.$A$1])" office:value-type="string" office:string-value="19191919191919" calcext:value-type="string">
            <text:p>19191919191919</text:p>
          </table:table-cell>
        </table:table-row>
        <table:table-row table:style-name="ro1">
          <table:table-cell/>
          <table:table-cell table:formula="of:=REPT((ROW()-1);[.$A$1])" office:value-type="string" office:string-value="20202020202020" calcext:value-type="string">
            <text:p>20202020202020</text:p>
          </table:table-cell>
        </table:table-row>
        <table:table-row table:style-name="ro1">
          <table:table-cell/>
          <table:table-cell table:formula="of:=REPT((ROW()-1);[.$A$1])" office:value-type="string" office:string-value="21212121212121" calcext:value-type="string">
            <text:p>21212121212121</text:p>
          </table:table-cell>
        </table:table-row>
        <table:table-row table:style-name="ro1">
          <table:table-cell/>
          <table:table-cell table:formula="of:=REPT((ROW()-1);[.$A$1])" office:value-type="string" office:string-value="22222222222222" calcext:value-type="string">
            <text:p>22222222222222</text:p>
          </table:table-cell>
        </table:table-row>
        <table:table-row table:style-name="ro1">
          <table:table-cell/>
          <table:table-cell table:formula="of:=REPT((ROW()-1);[.$A$1])" office:value-type="string" office:string-value="23232323232323" calcext:value-type="string">
            <text:p>23232323232323</text:p>
          </table:table-cell>
        </table:table-row>
        <table:table-row table:style-name="ro1">
          <table:table-cell/>
          <table:table-cell table:formula="of:=REPT((ROW()-1);[.$A$1])" office:value-type="string" office:string-value="24242424242424" calcext:value-type="string">
            <text:p>24242424242424</text:p>
          </table:table-cell>
        </table:table-row>
        <table:table-row table:style-name="ro1">
          <table:table-cell/>
          <table:table-cell table:formula="of:=REPT((ROW()-1);[.$A$1])" office:value-type="string" office:string-value="25252525252525" calcext:value-type="string">
            <text:p>25252525252525</text:p>
          </table:table-cell>
        </table:table-row>
        <table:table-row table:style-name="ro1">
          <table:table-cell/>
          <table:table-cell table:formula="of:=REPT((ROW()-1);[.$A$1])" office:value-type="string" office:string-value="26262626262626" calcext:value-type="string">
            <text:p>26262626262626</text:p>
          </table:table-cell>
        </table:table-row>
        <table:table-row table:style-name="ro1">
          <table:table-cell/>
          <table:table-cell table:formula="of:=REPT((ROW()-1);[.$A$1])" office:value-type="string" office:string-value="27272727272727" calcext:value-type="string">
            <text:p>27272727272727</text:p>
          </table:table-cell>
        </table:table-row>
        <table:table-row table:style-name="ro1">
          <table:table-cell/>
          <table:table-cell table:formula="of:=REPT((ROW()-1);[.$A$1])" office:value-type="string" office:string-value="28282828282828" calcext:value-type="string">
            <text:p>28282828282828</text:p>
          </table:table-cell>
        </table:table-row>
        <table:table-row table:style-name="ro1">
          <table:table-cell/>
          <table:table-cell table:formula="of:=REPT((ROW()-1);[.$A$1])" office:value-type="string" office:string-value="29292929292929" calcext:value-type="string">
            <text:p>29292929292929</text:p>
          </table:table-cell>
        </table:table-row>
        <table:table-row table:style-name="ro1">
          <table:table-cell/>
          <table:table-cell table:formula="of:=REPT((ROW()-1);[.$A$1])" office:value-type="string" office:string-value="30303030303030" calcext:value-type="string">
            <text:p>30303030303030</text:p>
          </table:table-cell>
        </table:table-row>
        <table:table-row table:style-name="ro1">
          <table:table-cell/>
          <table:table-cell table:formula="of:=REPT((ROW()-1);[.$A$1])" office:value-type="string" office:string-value="31313131313131" calcext:value-type="string">
            <text:p>31313131313131</text:p>
          </table:table-cell>
        </table:table-row>
        <table:table-row table:style-name="ro1">
          <table:table-cell/>
          <table:table-cell table:formula="of:=REPT((ROW()-1);[.$A$1])" office:value-type="string" office:string-value="32323232323232" calcext:value-type="string">
            <text:p>32323232323232</text:p>
          </table:table-cell>
        </table:table-row>
        <table:table-row table:style-name="ro1">
          <table:table-cell/>
          <table:table-cell table:formula="of:=REPT((ROW()-1);[.$A$1])" office:value-type="string" office:string-value="33333333333333" calcext:value-type="string">
            <text:p>33333333333333</text:p>
          </table:table-cell>
        </table:table-row>
        <table:table-row table:style-name="ro1">
          <table:table-cell/>
          <table:table-cell table:formula="of:=REPT((ROW()-1);[.$A$1])" office:value-type="string" office:string-value="34343434343434" calcext:value-type="string">
            <text:p>34343434343434</text:p>
          </table:table-cell>
        </table:table-row>
        <table:table-row table:style-name="ro1">
          <table:table-cell/>
          <table:table-cell table:formula="of:=REPT((ROW()-1);[.$A$1])" office:value-type="string" office:string-value="35353535353535" calcext:value-type="string">
            <text:p>35353535353535</text:p>
          </table:table-cell>
        </table:table-row>
        <table:table-row table:style-name="ro1">
          <table:table-cell/>
          <table:table-cell table:formula="of:=REPT((ROW()-1);[.$A$1])" office:value-type="string" office:string-value="36363636363636" calcext:value-type="string">
            <text:p>36363636363636</text:p>
          </table:table-cell>
        </table:table-row>
        <table:table-row table:style-name="ro1">
          <table:table-cell/>
          <table:table-cell table:formula="of:=REPT((ROW()-1);[.$A$1])" office:value-type="string" office:string-value="37373737373737" calcext:value-type="string">
            <text:p>37373737373737</text:p>
          </table:table-cell>
        </table:table-row>
        <table:table-row table:style-name="ro1">
          <table:table-cell/>
          <table:table-cell table:formula="of:=REPT((ROW()-1);[.$A$1])" office:value-type="string" office:string-value="38383838383838" calcext:value-type="string">
            <text:p>38383838383838</text:p>
          </table:table-cell>
        </table:table-row>
        <table:table-row table:style-name="ro1">
          <table:table-cell/>
          <table:table-cell table:formula="of:=REPT((ROW()-1);[.$A$1])" office:value-type="string" office:string-value="39393939393939" calcext:value-type="string">
            <text:p>39393939393939</text:p>
          </table:table-cell>
        </table:table-row>
        <table:table-row table:style-name="ro1">
          <table:table-cell/>
          <table:table-cell table:formula="of:=REPT((ROW()-1);[.$A$1])" office:value-type="string" office:string-value="40404040404040" calcext:value-type="string">
            <text:p>40404040404040</text:p>
          </table:table-cell>
        </table:table-row>
        <table:table-row table:style-name="ro1">
          <table:table-cell/>
          <table:table-cell table:formula="of:=REPT((ROW()-1);[.$A$1])" office:value-type="string" office:string-value="41414141414141" calcext:value-type="string">
            <text:p>41414141414141</text:p>
          </table:table-cell>
        </table:table-row>
        <table:table-row table:style-name="ro1">
          <table:table-cell/>
          <table:table-cell table:formula="of:=REPT((ROW()-1);[.$A$1])" office:value-type="string" office:string-value="42424242424242" calcext:value-type="string">
            <text:p>42424242424242</text:p>
          </table:table-cell>
        </table:table-row>
        <table:table-row table:style-name="ro1">
          <table:table-cell/>
          <table:table-cell table:formula="of:=REPT((ROW()-1);[.$A$1])" office:value-type="string" office:string-value="43434343434343" calcext:value-type="string">
            <text:p>43434343434343</text:p>
          </table:table-cell>
        </table:table-row>
        <table:table-row table:style-name="ro1">
          <table:table-cell/>
          <table:table-cell table:formula="of:=REPT((ROW()-1);[.$A$1])" office:value-type="string" office:string-value="44444444444444" calcext:value-type="string">
            <text:p>44444444444444</text:p>
          </table:table-cell>
        </table:table-row>
        <table:table-row table:style-name="ro1">
          <table:table-cell/>
          <table:table-cell table:formula="of:=REPT((ROW()-1);[.$A$1])" office:value-type="string" office:string-value="45454545454545" calcext:value-type="string">
            <text:p>45454545454545</text:p>
          </table:table-cell>
        </table:table-row>
        <table:table-row table:style-name="ro1">
          <table:table-cell/>
          <table:table-cell table:formula="of:=REPT((ROW()-1);[.$A$1])" office:value-type="string" office:string-value="46464646464646" calcext:value-type="string">
            <text:p>46464646464646</text:p>
          </table:table-cell>
        </table:table-row>
        <table:table-row table:style-name="ro1">
          <table:table-cell/>
          <table:table-cell table:formula="of:=REPT((ROW()-1);[.$A$1])" office:value-type="string" office:string-value="47474747474747" calcext:value-type="string">
            <text:p>47474747474747</text:p>
          </table:table-cell>
        </table:table-row>
        <table:table-row table:style-name="ro1">
          <table:table-cell/>
          <table:table-cell table:formula="of:=REPT((ROW()-1);[.$A$1])" office:value-type="string" office:string-value="48484848484848" calcext:value-type="string">
            <text:p>48484848484848</text:p>
          </table:table-cell>
        </table:table-row>
        <table:table-row table:style-name="ro1">
          <table:table-cell/>
          <table:table-cell table:formula="of:=REPT((ROW()-1);[.$A$1])" office:value-type="string" office:string-value="49494949494949" calcext:value-type="string">
            <text:p>49494949494949</text:p>
          </table:table-cell>
        </table:table-row>
        <table:table-row table:style-name="ro1">
          <table:table-cell/>
          <table:table-cell table:formula="of:=REPT((ROW()-1);[.$A$1])" office:value-type="string" office:string-value="50505050505050" calcext:value-type="string">
            <text:p>50505050505050</text:p>
          </table:table-cell>
        </table:table-row>
        <table:table-row table:style-name="ro1">
          <table:table-cell/>
          <table:table-cell table:formula="of:=REPT((ROW()-1);[.$A$1])" office:value-type="string" office:string-value="51515151515151" calcext:value-type="string">
            <text:p>51515151515151</text:p>
          </table:table-cell>
        </table:table-row>
        <table:table-row table:style-name="ro1">
          <table:table-cell/>
          <table:table-cell table:formula="of:=REPT((ROW()-1);[.$A$1])" office:value-type="string" office:string-value="52525252525252" calcext:value-type="string">
            <text:p>52525252525252</text:p>
          </table:table-cell>
        </table:table-row>
        <table:table-row table:style-name="ro1">
          <table:table-cell/>
          <table:table-cell table:formula="of:=REPT((ROW()-1);[.$A$1])" office:value-type="string" office:string-value="53535353535353" calcext:value-type="string">
            <text:p>53535353535353</text:p>
          </table:table-cell>
        </table:table-row>
        <table:table-row table:style-name="ro1">
          <table:table-cell/>
          <table:table-cell table:formula="of:=REPT((ROW()-1);[.$A$1])" office:value-type="string" office:string-value="54545454545454" calcext:value-type="string">
            <text:p>54545454545454</text:p>
          </table:table-cell>
        </table:table-row>
        <table:table-row table:style-name="ro1">
          <table:table-cell/>
          <table:table-cell table:formula="of:=REPT((ROW()-1);[.$A$1])" office:value-type="string" office:string-value="55555555555555" calcext:value-type="string">
            <text:p>55555555555555</text:p>
          </table:table-cell>
        </table:table-row>
        <table:table-row table:style-name="ro1">
          <table:table-cell/>
          <table:table-cell table:formula="of:=REPT((ROW()-1);[.$A$1])" office:value-type="string" office:string-value="56565656565656" calcext:value-type="string">
            <text:p>56565656565656</text:p>
          </table:table-cell>
        </table:table-row>
        <table:table-row table:style-name="ro1">
          <table:table-cell/>
          <table:table-cell table:formula="of:=REPT((ROW()-1);[.$A$1])" office:value-type="string" office:string-value="57575757575757" calcext:value-type="string">
            <text:p>57575757575757</text:p>
          </table:table-cell>
        </table:table-row>
        <table:table-row table:style-name="ro1">
          <table:table-cell/>
          <table:table-cell table:formula="of:=REPT((ROW()-1);[.$A$1])" office:value-type="string" office:string-value="58585858585858" calcext:value-type="string">
            <text:p>58585858585858</text:p>
          </table:table-cell>
        </table:table-row>
        <table:table-row table:style-name="ro1">
          <table:table-cell/>
          <table:table-cell table:formula="of:=REPT((ROW()-1);[.$A$1])" office:value-type="string" office:string-value="59595959595959" calcext:value-type="string">
            <text:p>59595959595959</text:p>
          </table:table-cell>
        </table:table-row>
        <table:table-row table:style-name="ro1">
          <table:table-cell/>
          <table:table-cell table:formula="of:=REPT((ROW()-1);[.$A$1])" office:value-type="string" office:string-value="60606060606060" calcext:value-type="string">
            <text:p>60606060606060</text:p>
          </table:table-cell>
        </table:table-row>
        <table:table-row table:style-name="ro1">
          <table:table-cell/>
          <table:table-cell table:formula="of:=REPT((ROW()-1);[.$A$1])" office:value-type="string" office:string-value="61616161616161" calcext:value-type="string">
            <text:p>61616161616161</text:p>
          </table:table-cell>
        </table:table-row>
        <table:table-row table:style-name="ro1">
          <table:table-cell/>
          <table:table-cell table:formula="of:=REPT((ROW()-1);[.$A$1])" office:value-type="string" office:string-value="62626262626262" calcext:value-type="string">
            <text:p>62626262626262</text:p>
          </table:table-cell>
        </table:table-row>
        <table:table-row table:style-name="ro1">
          <table:table-cell/>
          <table:table-cell table:formula="of:=REPT((ROW()-1);[.$A$1])" office:value-type="string" office:string-value="63636363636363" calcext:value-type="string">
            <text:p>63636363636363</text:p>
          </table:table-cell>
        </table:table-row>
        <table:table-row table:style-name="ro1">
          <table:table-cell/>
          <table:table-cell table:formula="of:=REPT((ROW()-1);[.$A$1])" office:value-type="string" office:string-value="64646464646464" calcext:value-type="string">
            <text:p>64646464646464</text:p>
          </table:table-cell>
        </table:table-row>
        <table:table-row table:style-name="ro1">
          <table:table-cell/>
          <table:table-cell table:formula="of:=REPT((ROW()-1);[.$A$1])" office:value-type="string" office:string-value="65656565656565" calcext:value-type="string">
            <text:p>65656565656565</text:p>
          </table:table-cell>
        </table:table-row>
        <table:table-row table:style-name="ro1">
          <table:table-cell/>
          <table:table-cell table:formula="of:=REPT((ROW()-1);[.$A$1])" office:value-type="string" office:string-value="66666666666666" calcext:value-type="string">
            <text:p>66666666666666</text:p>
          </table:table-cell>
        </table:table-row>
        <table:table-row table:style-name="ro1">
          <table:table-cell/>
          <table:table-cell table:formula="of:=REPT((ROW()-1);[.$A$1])" office:value-type="string" office:string-value="67676767676767" calcext:value-type="string">
            <text:p>67676767676767</text:p>
          </table:table-cell>
        </table:table-row>
        <table:table-row table:style-name="ro1">
          <table:table-cell/>
          <table:table-cell table:formula="of:=REPT((ROW()-1);[.$A$1])" office:value-type="string" office:string-value="68686868686868" calcext:value-type="string">
            <text:p>68686868686868</text:p>
          </table:table-cell>
        </table:table-row>
        <table:table-row table:style-name="ro1">
          <table:table-cell/>
          <table:table-cell table:formula="of:=REPT((ROW()-1);[.$A$1])" office:value-type="string" office:string-value="69696969696969" calcext:value-type="string">
            <text:p>69696969696969</text:p>
          </table:table-cell>
        </table:table-row>
        <table:table-row table:style-name="ro1">
          <table:table-cell/>
          <table:table-cell table:formula="of:=REPT((ROW()-1);[.$A$1])" office:value-type="string" office:string-value="70707070707070" calcext:value-type="string">
            <text:p>70707070707070</text:p>
          </table:table-cell>
        </table:table-row>
        <table:table-row table:style-name="ro1">
          <table:table-cell/>
          <table:table-cell table:formula="of:=REPT((ROW()-1);[.$A$1])" office:value-type="string" office:string-value="71717171717171" calcext:value-type="string">
            <text:p>71717171717171</text:p>
          </table:table-cell>
        </table:table-row>
        <table:table-row table:style-name="ro1">
          <table:table-cell/>
          <table:table-cell table:formula="of:=REPT((ROW()-1);[.$A$1])" office:value-type="string" office:string-value="72727272727272" calcext:value-type="string">
            <text:p>72727272727272</text:p>
          </table:table-cell>
        </table:table-row>
        <table:table-row table:style-name="ro1">
          <table:table-cell/>
          <table:table-cell table:formula="of:=REPT((ROW()-1);[.$A$1])" office:value-type="string" office:string-value="73737373737373" calcext:value-type="string">
            <text:p>73737373737373</text:p>
          </table:table-cell>
        </table:table-row>
        <table:table-row table:style-name="ro1">
          <table:table-cell/>
          <table:table-cell table:formula="of:=REPT((ROW()-1);[.$A$1])" office:value-type="string" office:string-value="74747474747474" calcext:value-type="string">
            <text:p>74747474747474</text:p>
          </table:table-cell>
        </table:table-row>
        <table:table-row table:style-name="ro1">
          <table:table-cell/>
          <table:table-cell table:formula="of:=REPT((ROW()-1);[.$A$1])" office:value-type="string" office:string-value="75757575757575" calcext:value-type="string">
            <text:p>75757575757575</text:p>
          </table:table-cell>
        </table:table-row>
        <table:table-row table:style-name="ro1">
          <table:table-cell/>
          <table:table-cell table:formula="of:=REPT((ROW()-1);[.$A$1])" office:value-type="string" office:string-value="76767676767676" calcext:value-type="string">
            <text:p>76767676767676</text:p>
          </table:table-cell>
        </table:table-row>
        <table:table-row table:style-name="ro1">
          <table:table-cell/>
          <table:table-cell table:formula="of:=REPT((ROW()-1);[.$A$1])" office:value-type="string" office:string-value="77777777777777" calcext:value-type="string">
            <text:p>77777777777777</text:p>
          </table:table-cell>
        </table:table-row>
        <table:table-row table:style-name="ro1">
          <table:table-cell/>
          <table:table-cell table:formula="of:=REPT((ROW()-1);[.$A$1])" office:value-type="string" office:string-value="78787878787878" calcext:value-type="string">
            <text:p>78787878787878</text:p>
          </table:table-cell>
        </table:table-row>
        <table:table-row table:style-name="ro1">
          <table:table-cell/>
          <table:table-cell table:formula="of:=REPT((ROW()-1);[.$A$1])" office:value-type="string" office:string-value="79797979797979" calcext:value-type="string">
            <text:p>79797979797979</text:p>
          </table:table-cell>
        </table:table-row>
        <table:table-row table:style-name="ro1">
          <table:table-cell/>
          <table:table-cell table:formula="of:=REPT((ROW()-1);[.$A$1])" office:value-type="string" office:string-value="80808080808080" calcext:value-type="string">
            <text:p>80808080808080</text:p>
          </table:table-cell>
        </table:table-row>
        <table:table-row table:style-name="ro1">
          <table:table-cell/>
          <table:table-cell table:formula="of:=REPT((ROW()-1);[.$A$1])" office:value-type="string" office:string-value="81818181818181" calcext:value-type="string">
            <text:p>81818181818181</text:p>
          </table:table-cell>
        </table:table-row>
        <table:table-row table:style-name="ro1">
          <table:table-cell/>
          <table:table-cell table:formula="of:=REPT((ROW()-1);[.$A$1])" office:value-type="string" office:string-value="82828282828282" calcext:value-type="string">
            <text:p>82828282828282</text:p>
          </table:table-cell>
        </table:table-row>
        <table:table-row table:style-name="ro1">
          <table:table-cell/>
          <table:table-cell table:formula="of:=REPT((ROW()-1);[.$A$1])" office:value-type="string" office:string-value="83838383838383" calcext:value-type="string">
            <text:p>83838383838383</text:p>
          </table:table-cell>
        </table:table-row>
        <table:table-row table:style-name="ro1">
          <table:table-cell/>
          <table:table-cell table:formula="of:=REPT((ROW()-1);[.$A$1])" office:value-type="string" office:string-value="84848484848484" calcext:value-type="string">
            <text:p>84848484848484</text:p>
          </table:table-cell>
        </table:table-row>
        <table:table-row table:style-name="ro1">
          <table:table-cell/>
          <table:table-cell table:formula="of:=REPT((ROW()-1);[.$A$1])" office:value-type="string" office:string-value="85858585858585" calcext:value-type="string">
            <text:p>85858585858585</text:p>
          </table:table-cell>
        </table:table-row>
        <table:table-row table:style-name="ro1">
          <table:table-cell/>
          <table:table-cell table:formula="of:=REPT((ROW()-1);[.$A$1])" office:value-type="string" office:string-value="86868686868686" calcext:value-type="string">
            <text:p>86868686868686</text:p>
          </table:table-cell>
        </table:table-row>
        <table:table-row table:style-name="ro1">
          <table:table-cell/>
          <table:table-cell table:formula="of:=REPT((ROW()-1);[.$A$1])" office:value-type="string" office:string-value="87878787878787" calcext:value-type="string">
            <text:p>87878787878787</text:p>
          </table:table-cell>
        </table:table-row>
        <table:table-row table:style-name="ro1">
          <table:table-cell/>
          <table:table-cell table:formula="of:=REPT((ROW()-1);[.$A$1])" office:value-type="string" office:string-value="88888888888888" calcext:value-type="string">
            <text:p>88888888888888</text:p>
          </table:table-cell>
        </table:table-row>
        <table:table-row table:style-name="ro1">
          <table:table-cell/>
          <table:table-cell table:formula="of:=REPT((ROW()-1);[.$A$1])" office:value-type="string" office:string-value="89898989898989" calcext:value-type="string">
            <text:p>89898989898989</text:p>
          </table:table-cell>
        </table:table-row>
        <table:table-row table:style-name="ro1">
          <table:table-cell/>
          <table:table-cell table:formula="of:=REPT((ROW()-1);[.$A$1])" office:value-type="string" office:string-value="90909090909090" calcext:value-type="string">
            <text:p>90909090909090</text:p>
          </table:table-cell>
        </table:table-row>
        <table:table-row table:style-name="ro1">
          <table:table-cell/>
          <table:table-cell table:formula="of:=REPT((ROW()-1);[.$A$1])" office:value-type="string" office:string-value="91919191919191" calcext:value-type="string">
            <text:p>91919191919191</text:p>
          </table:table-cell>
        </table:table-row>
        <table:table-row table:style-name="ro1">
          <table:table-cell/>
          <table:table-cell table:formula="of:=REPT((ROW()-1);[.$A$1])" office:value-type="string" office:string-value="92929292929292" calcext:value-type="string">
            <text:p>92929292929292</text:p>
          </table:table-cell>
        </table:table-row>
        <table:table-row table:style-name="ro1">
          <table:table-cell/>
          <table:table-cell table:formula="of:=REPT((ROW()-1);[.$A$1])" office:value-type="string" office:string-value="93939393939393" calcext:value-type="string">
            <text:p>93939393939393</text:p>
          </table:table-cell>
        </table:table-row>
        <table:table-row table:style-name="ro1">
          <table:table-cell/>
          <table:table-cell table:formula="of:=REPT((ROW()-1);[.$A$1])" office:value-type="string" office:string-value="94949494949494" calcext:value-type="string">
            <text:p>94949494949494</text:p>
          </table:table-cell>
        </table:table-row>
        <table:table-row table:style-name="ro1">
          <table:table-cell/>
          <table:table-cell table:formula="of:=REPT((ROW()-1);[.$A$1])" office:value-type="string" office:string-value="95959595959595" calcext:value-type="string">
            <text:p>95959595959595</text:p>
          </table:table-cell>
        </table:table-row>
        <table:table-row table:style-name="ro1">
          <table:table-cell/>
          <table:table-cell table:formula="of:=REPT((ROW()-1);[.$A$1])" office:value-type="string" office:string-value="96969696969696" calcext:value-type="string">
            <text:p>96969696969696</text:p>
          </table:table-cell>
        </table:table-row>
        <table:table-row table:style-name="ro1">
          <table:table-cell/>
          <table:table-cell table:formula="of:=REPT((ROW()-1);[.$A$1])" office:value-type="string" office:string-value="97979797979797" calcext:value-type="string">
            <text:p>97979797979797</text:p>
          </table:table-cell>
        </table:table-row>
        <table:table-row table:style-name="ro1">
          <table:table-cell/>
          <table:table-cell table:formula="of:=REPT((ROW()-1);[.$A$1])" office:value-type="string" office:string-value="98989898989898" calcext:value-type="string">
            <text:p>98989898989898</text:p>
          </table:table-cell>
        </table:table-row>
        <table:table-row table:style-name="ro1">
          <table:table-cell/>
          <table:table-cell table:formula="of:=REPT((ROW()-1);[.$A$1])" office:value-type="string" office:string-value="99999999999999" calcext:value-type="string">
            <text:p>99999999999999</text:p>
          </table:table-cell>
        </table:table-row>
      </table:table>
      <table:table table:name="1b" table:style-name="ta1">
        <table:table-column table:style-name="co1" table:number-columns-repeated="2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омер строки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  <table:table-row table:style-name="ro1">
          <table:table-cell/>
          <table:table-cell office:value-type="float" office:value="123456" calcext:value-type="float">
            <text:p>123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22:55:45.810280061</meta:creation-date>
    <dc:date>2018-12-07T00:31:42.728437148</dc:date>
    <meta:editing-duration>PT16M55S</meta:editing-duration>
    <meta:editing-cycles>1</meta:editing-cycles>
    <meta:document-statistic meta:table-count="2" meta:cell-count="202" meta:object-count="0"/>
    <meta:generator>LibreOffice/6.0.3.2$Linux_X86_64 LibreOffice_project/00m0$Build-2</meta:generator>
  </office:meta>
</office:document-meta>
</file>